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3333ff" draw:marker-start="Circle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Line_20_Style_20_9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0.585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Line_20_Style_20_9"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solid" draw:stroke-dash="Line_20_Style_20_9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6" style:family="paragraph">
      <loext:graphic-properties draw:fill="none" draw:fill-color="#ffffff"/>
      <style:text-properties fo:font-size="14pt" fo:font-weight="bold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13.827cm" svg:x2="7.35cm" svg:y2="9.636cm">
          <text:p/>
        </draw:line>
        <draw:line draw:style-name="gr2" draw:text-style-name="P1" draw:layer="layout" svg:x1="5.445cm" svg:y1="13.7cm" svg:x2="7.858cm" svg:y2="11.922cm">
          <text:p/>
        </draw:line>
        <draw:line draw:style-name="gr3" draw:text-style-name="P2" draw:layer="layout" svg:x1="11.414cm" svg:y1="15.224cm" svg:x2="11.922cm" svg:y2="17.637cm">
          <text:p/>
        </draw:line>
        <draw:frame draw:style-name="gr4" draw:text-style-name="P4" draw:layer="layout" svg:width="3.556cm" svg:height="0.806cm" svg:x="5.826cm" svg:y="12.684cm">
          <draw:text-box>
            <text:p text:style-name="P3"><text:span text:style-name="T1">jackets</text:span></text:p>
          </draw:text-box>
        </draw:frame>
        <draw:frame draw:style-name="gr5" draw:text-style-name="P5" draw:layer="layout" svg:width="2.667cm" svg:height="0.835cm" svg:x="4.302cm" svg:y="10.706cm">
          <draw:text-box>
            <text:p text:style-name="P3"><text:span text:style-name="T2">jacket</text:span></text:p>
          </draw:text-box>
        </draw:frame>
        <draw:frame draw:style-name="gr6" draw:text-style-name="P6" draw:layer="layout" svg:width="6.604cm" svg:height="1.361cm" svg:x="7.858cm" svg:y="10.271cm">
          <draw:text-box>
            <text:p><text:span text:style-name="T2">singular-to-plural vector</text:span></text:p>
          </draw:text-box>
        </draw:frame>
        <draw:line draw:style-name="gr7" draw:text-style-name="P1" draw:layer="layout" svg:x1="5.445cm" svg:y1="13.7cm" svg:x2="11.541cm" svg:y2="15.351cm">
          <text:p/>
        </draw:line>
        <draw:line draw:style-name="gr8" draw:text-style-name="P2" draw:layer="layout" svg:x1="5.445cm" svg:y1="13.7cm" svg:x2="11.922cm" svg:y2="17.637cm">
          <text:p/>
        </draw:line>
        <draw:line draw:style-name="gr9" draw:text-style-name="P2" draw:layer="layout" svg:x1="7.35cm" svg:y1="9.636cm" svg:x2="7.858cm" svg:y2="12.049cm">
          <text:p/>
        </draw:line>
        <draw:frame draw:style-name="gr4" draw:text-style-name="P4" draw:layer="layout" svg:width="3.556cm" svg:height="0.806cm" svg:x="8.239cm" svg:y="13.827cm">
          <draw:text-box>
            <text:p text:style-name="P3"><text:span text:style-name="T1">goose</text:span></text:p>
          </draw:text-box>
        </draw:frame>
        <draw:frame draw:style-name="gr4" draw:text-style-name="P4" draw:layer="layout" svg:width="3.556cm" svg:height="1.361cm" svg:x="6.207cm" svg:y="15.815cm">
          <draw:text-box>
            <text:p text:style-name="P3"><text:span text:style-name="T1">geese</text:span></text:p>
            <text:p text:style-name="P3"><text:span text:style-name="T1">(predicted)</text:span></text:p>
          </draw:text-box>
        </draw:frame>
        <draw:frame draw:style-name="gr10" draw:text-style-name="P6" draw:layer="layout" svg:width="6.858cm" svg:height="1.016cm" svg:x="11.668cm" svg:y="15.732cm">
          <draw:text-box>
            <text:p><text:span text:style-name="T2">singular-to-plural v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06:40:04.453932043</meta:creation-date>
    <dc:date>2017-01-30T11:02:02.888851929</dc:date>
    <meta:editing-duration>PT1M3S</meta:editing-duration>
    <meta:editing-cycles>2</meta:editing-cycles>
    <meta:generator>LibreOffice/5.1.4.2$Linux_X86_64 LibreOffice_project/10m0$Build-2</meta:generator>
    <meta:document-statistic meta:object-count="12"/>
  </office:meta>
</office:document-meta>
</file>